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6c73f5" officeooo:paragraph-rsid="006c73f5"/>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889c2f" officeooo:paragraph-rsid="00889c2f"/>
    </style:style>
    <style:style style:name="P49" style:family="paragraph" style:parent-style-name="Standard">
      <style:text-properties officeooo:rsid="008d91ca" officeooo:paragraph-rsid="00889c2f"/>
    </style:style>
    <style:style style:name="P50" style:family="paragraph" style:parent-style-name="Standard">
      <style:text-properties officeooo:rsid="008e285f" officeooo:paragraph-rsid="008e285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c9617"/>
    </style:style>
    <style:style style:name="T20" style:family="text">
      <style:text-properties officeooo:rsid="008d21d2"/>
    </style:style>
    <style:style style:name="T21" style:family="text">
      <style:text-properties officeooo:rsid="008efd2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4"><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ext:soft-page-break/>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ext:soft-page-break/>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5">The 500’000 years of Earth is based on iso light speed change to increasing light speed to preserve the gravity’s frequancies.</text:p>
      <text:p text:style-name="P46">The locking field can provide 5 different levels:</text:p>
      <text:p text:style-name="P46">1. Light → up to 5</text:p>
      <text:p text:style-name="P46">2. Gravity → up to 10</text:p>
      <text:p text:style-name="P46">3. Chemistry → up to 10</text:p>
      <text:p text:style-name="P46">4. Shiv force → up to 5</text:p>
      <text:p text:style-name="P46">5. Vishnu force → only one</text:p>
      <text:p text:style-name="P46">Given that there are 5 types of matter i.e. akashi</text:p>
      <text:p text:style-name="P46">total of 31 physics</text:p>
      <text:p text:style-name="P46">3 solutions for photons → V.q A.J and their interactions</text:p>
      <text:p text:style-name="P46">4 solution for “dark forces” where energy comes from roughness, one of them if for the energy received by them</text:p>
      <text:p text:style-name="P46">24 “planets” for each side of the planet.</text:p>
      <text:p text:style-name="P47"><text:soft-page-break/>This doesn’t mean that the “void” beings are incapable of reincarnation.</text:p>
      <text:p text:style-name="P47">It can still be possible by adding one more equation:</text:p>
      <text:p text:style-name="P47"><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3.585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8">However 5/<text:span text:style-name="T21">8</text:span> types of matter can be derived from the set of equation at the beginning:</text:p>
      <text:p text:style-name="P48">1. Energy based, conserves energy but can get friction flight by messing up the flight medium. Messing up the flight medium is reversible. <text:span text:style-name="T18">Theoretically x2 swappable</text:span></text:p>
      <text:p text:style-name="P48">2. Energy based, 1x charge, can do “warp drive” and can generate energy. <text:span text:style-name="T18">X2 swapped version for male-female energy</text:span></text:p>
      <text:p text:style-name="P48">3. Energy based, quasi 2x charge, can do “warp drive” and can generate energy, presumably is appearing as if it is on a sky platform for no.2, <text:span text:style-name="T18">X2 swapped version for male-female energy</text:span></text:p>
      <text:p text:style-name="P48">4. Entropy based, multiple versions of entropy possible (counts as one)</text:p>
      <text:p text:style-name="P48">5. Source of radiation is Laplacian of mass, but it still has static electric field and chemistry. <text:span text:style-name="T20">X2 swapped for good and evil</text:span></text:p>
      <text:p text:style-name="P48"/>
      <text:p text:style-name="P50"/>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5T06:46:15.953961405</dc:date>
    <meta:editing-duration>PT7H30M31S</meta:editing-duration>
    <meta:editing-cycles>94</meta:editing-cycles>
    <meta:generator>LibreOffice/7.6.5.2$Linux_AARCH64 LibreOffice_project/60$Build-2</meta:generator>
    <meta:document-statistic meta:table-count="0" meta:image-count="0" meta:object-count="39" meta:page-count="6" meta:paragraph-count="157" meta:word-count="2217" meta:character-count="12975" meta:non-whitespace-character-count="1087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